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b0af9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b85c00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paragraph-rsid="000b0af9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0af9"/>
    </style:style>
    <style:style style:name="T3" style:family="text">
      <style:text-properties fo:color="#158466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<text:span text:style-name="T1">1. Наименование проекта: </text:span>Сервис регистрации актов гражданского состояния <text:s text:c="2"/>(ЗАГС)</text:p>
      <text:p text:style-name="P5"/>
      <text:p text:style-name="P5"><text:tab/><text:span text:style-name="T1">2. Описание проекта: </text:span>Веб-решение для автоматизации процессов ЗАГС: регистрация браков, рождения, смертей и других актов гражданского состояния.</text:p>
      <text:p text:style-name="P5"/>
      <text:p text:style-name="P5"><text:tab/><text:span text:style-name="T1">3. Цель тестирования: </text:span>Обеспечить эффективное и удобное средство для подачи заявок, автоматической обработки документов и взаимодействия пользователей с системой, в рамках критериев: надежность, стабильность, соответствие требованиям законодательства, юзабилити для граждан и сотрудников.</text:p>
      <text:p text:style-name="P5"/>
      <text:p text:style-name="P6"><text:span text:style-name="T1"><text:tab/>4. Даты проекта:</text:span></text:p>
      <text:p text:style-name="P6">• Дата завершения первого этапа тестирования: 15.12.24</text:p>
      <text:p text:style-name="P5"><text:s/>• Дата сдачи проекта: 01.03.25</text:p>
      <text:p text:style-name="P5"/>
      <text:p text:style-name="P6"><text:tab/><text:span text:style-name="T1">5. Результаты тестирования: </text:span>Список проведенных тестов и их статусы:</text:p>
      <text:p text:style-name="P5"><text:s/>• Функциональное тестирование: Проверка всех сценариев из ТЗ: регистрация заявок, подтверждение, обработка данных).</text:p>
      <text:p text:style-name="P5"><text:s/>• Позитивные тесты: Проверка ожидаемого от системы поведения и реакций на стандартные действия ( соблюдение этапности регистрации и оформления, вход в систему, ввод валидных данных).</text:p>
      <text:p text:style-name="P5"><text:s/>• Негативные тесты: Проверка на обработку невалидных данных (спецсимволы, цифры, знаки препинания в полях для текста).</text:p>
      <text:p text:style-name="P5"><text:s/>• Тестирование Usability: Проверка удобства и понятности интерфейса для пользователей разного уровня подготовки.</text:p>
      <text:p text:style-name="P5"><text:s/>• Тесты безопасности: Проверка на уязвимости (SQL-инъекции, XSS, CORS).</text:p>
      <text:p text:style-name="P5"><text:s/>• Тестирование сбоев: Потеря соединения с интернетом.</text:p>
      <text:p text:style-name="P5"><text:s/>• Тестирование API: Отправка тестовых запросов, проверка статусов ответов.</text:p>
      <text:p text:style-name="P5"/>
      <text:p text:style-name="P6"><text:tab/><text:span text:style-name="T1">6. Итоги тестирования: </text:span>Чуть меньше половины тестов прошло успешно ( в основной массе это тесты связанны<text:span text:style-name="T2">е</text:span> с ожидаемыми реакциями и поведением системы, авторизацию и навигацию по сервису). Основные проблемы сервиса заключаются в отсутствии четко сформированного ТЗ, валидации обязательных полей и <text:span text:style-name="T2">критически важных </text:span>данных, а также <text:span text:style-name="T2">редких</text:span> проблем со стороны API. Также требуется доработка некоторых моментов, касательно UI.</text:p>
      <text:p text:style-name="P1"/>
      <text:p text:style-name="P4"><text:s/>•Всего тестов: 47</text:p>
      <text:p text:style-name="P4"><text:s/><text:span text:style-name="T3">•Успешных тестов: 19</text:span></text:p>
      <text:p text:style-name="P2"><text:s/>•Неудачных тестов: 19</text:p>
      <text:p text:style-name="P3"><text:s/>•Требуют доработки: 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4:57:03.958247801</meta:creation-date>
    <dc:date>2024-12-27T15:07:31.785322619</dc:date>
    <meta:editing-duration>PT17S</meta:editing-duration>
    <meta:editing-cycles>1</meta:editing-cycles>
    <meta:document-statistic meta:table-count="0" meta:image-count="0" meta:object-count="0" meta:page-count="1" meta:paragraph-count="19" meta:word-count="243" meta:character-count="1920" meta:non-whitespace-character-count="1676"/>
    <meta:generator>LibreOffice/7.3.7.2$Linux_X86_64 LibreOffice_project/30$Build-2</meta:generator>
  </office:meta>
</office:document-meta>
</file>